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28c0" officeooo:paragraph-rsid="000a28c0"/>
    </style:style>
    <style:style style:name="P2" style:family="paragraph" style:parent-style-name="Standard">
      <style:text-properties officeooo:rsid="000a4145" officeooo:paragraph-rsid="000a4145"/>
    </style:style>
    <style:style style:name="P3" style:family="paragraph" style:parent-style-name="Standard" style:list-style-name="L1">
      <style:text-properties officeooo:rsid="000a28c0" officeooo:paragraph-rsid="000a28c0"/>
    </style:style>
    <style:style style:name="P4" style:family="paragraph" style:parent-style-name="Standard" style:list-style-name="L1">
      <style:text-properties officeooo:rsid="000b7653" officeooo:paragraph-rsid="000b7653"/>
    </style:style>
    <style:style style:name="P5" style:family="paragraph" style:parent-style-name="Standard" style:list-style-name="L2">
      <style:text-properties officeooo:rsid="000a4145" officeooo:paragraph-rsid="000a4145"/>
    </style:style>
    <style:style style:name="P6" style:family="paragraph" style:parent-style-name="Standard" style:list-style-name="L2">
      <style:text-properties officeooo:rsid="000a534b" officeooo:paragraph-rsid="000a534b"/>
    </style:style>
    <style:style style:name="P7" style:family="paragraph" style:parent-style-name="Standard" style:list-style-name="L2">
      <style:text-properties officeooo:rsid="000ce3dc" officeooo:paragraph-rsid="000ce3dc"/>
    </style:style>
    <style:style style:name="P8" style:family="paragraph" style:parent-style-name="Standard" style:list-style-name="L2">
      <style:text-properties officeooo:rsid="000d0ec0" officeooo:paragraph-rsid="000d0ec0"/>
    </style:style>
    <style:style style:name="P9" style:family="paragraph" style:parent-style-name="Standard" style:list-style-name="L2">
      <style:text-properties officeooo:rsid="0010c5d3" officeooo:paragraph-rsid="0010c5d3"/>
    </style:style>
    <style:style style:name="P10" style:family="paragraph" style:parent-style-name="Standard" style:list-style-name="L2">
      <style:text-properties officeooo:rsid="001256ab" officeooo:paragraph-rsid="001256ab"/>
    </style:style>
    <style:style style:name="P11" style:family="paragraph" style:parent-style-name="Standard" style:list-style-name="L2">
      <style:text-properties officeooo:rsid="0012eff5" officeooo:paragraph-rsid="0012eff5"/>
    </style:style>
    <style:style style:name="P12" style:family="paragraph" style:parent-style-name="Standard" style:list-style-name="L2">
      <style:text-properties officeooo:rsid="0014173a" officeooo:paragraph-rsid="0014173a"/>
    </style:style>
    <style:style style:name="P13" style:family="paragraph" style:parent-style-name="Standard" style:list-style-name="L2">
      <style:text-properties officeooo:rsid="0015c39b" officeooo:paragraph-rsid="0015c39b"/>
    </style:style>
    <style:style style:name="P14" style:family="paragraph" style:parent-style-name="Standard">
      <style:text-properties officeooo:rsid="0015c39b" officeooo:paragraph-rsid="0015c39b"/>
    </style:style>
    <style:style style:name="P15" style:family="paragraph" style:parent-style-name="Standard">
      <style:text-properties officeooo:rsid="0016e58c" officeooo:paragraph-rsid="0016e58c"/>
    </style:style>
    <style:style style:name="P16" style:family="paragraph" style:parent-style-name="Standard">
      <style:text-properties fo:font-size="12pt" fo:font-weight="normal" officeooo:rsid="0018d238" officeooo:paragraph-rsid="0018d238" style:font-size-asian="10.5pt" style:font-weight-asian="normal" style:font-size-complex="12pt" style:font-weight-complex="normal"/>
    </style:style>
    <style:style style:name="P17" style:family="paragraph" style:parent-style-name="Standard" style:list-style-name="L3">
      <style:text-properties fo:font-size="12pt" fo:font-weight="normal" officeooo:rsid="0016e58c" officeooo:paragraph-rsid="0016e58c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6e58c" officeooo:paragraph-rsid="0016e58c" style:font-size-asian="10.5pt" style:font-weight-asian="normal" style:font-size-complex="12pt" style:font-weight-complex="normal"/>
    </style:style>
    <style:style style:name="P19" style:family="paragraph" style:parent-style-name="Standard" style:list-style-name="L5">
      <style:text-properties fo:font-size="12pt" fo:font-weight="normal" officeooo:rsid="001aaf71" officeooo:paragraph-rsid="001aaf71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aaf71" officeooo:paragraph-rsid="001aaf71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1b0bab" officeooo:paragraph-rsid="00207590" style:font-size-asian="10.5pt" style:font-weight-asian="normal" style:font-size-complex="12pt" style:font-weight-complex="normal"/>
    </style:style>
    <style:style style:name="P22" style:family="paragraph" style:parent-style-name="Standard" style:list-style-name="L8">
      <style:text-properties fo:font-size="12pt" fo:font-weight="normal" officeooo:rsid="001b7c4e" officeooo:paragraph-rsid="001b7c4e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1b7c4e" officeooo:paragraph-rsid="001b7c4e" style:font-size-asian="10.5pt" style:font-weight-asian="normal" style:font-size-complex="12pt" style:font-weight-complex="normal"/>
    </style:style>
    <style:style style:name="P24" style:family="paragraph" style:parent-style-name="Standard" style:list-style-name="L12">
      <style:text-properties fo:font-size="12pt" fo:font-weight="normal" officeooo:rsid="001b7c4e" officeooo:paragraph-rsid="001b7c4e" style:font-size-asian="10.5pt" style:font-weight-asian="normal" style:font-size-complex="12pt" style:font-weight-complex="normal"/>
    </style:style>
    <style:style style:name="P25" style:family="paragraph" style:parent-style-name="Standard" style:list-style-name="L8">
      <style:text-properties fo:font-size="12pt" fo:font-weight="normal" officeooo:rsid="001cd154" officeooo:paragraph-rsid="001cd154" style:font-size-asian="10.5pt" style:font-weight-asian="normal" style:font-size-complex="12pt" style:font-weight-complex="normal"/>
    </style:style>
    <style:style style:name="P26" style:family="paragraph" style:parent-style-name="Standard" style:list-style-name="L8">
      <style:text-properties fo:font-size="12pt" fo:font-weight="normal" officeooo:rsid="001d8654" officeooo:paragraph-rsid="001d8654" style:font-size-asian="10.5pt" style:font-weight-asian="normal" style:font-size-complex="12pt" style:font-weight-complex="normal"/>
    </style:style>
    <style:style style:name="P27" style:family="paragraph" style:parent-style-name="Standard" style:list-style-name="L8">
      <style:text-properties fo:font-size="12pt" fo:font-weight="normal" officeooo:rsid="001e691a" officeooo:paragraph-rsid="001e691a" style:font-size-asian="10.5pt" style:font-weight-asian="normal" style:font-size-complex="12pt" style:font-weight-complex="normal"/>
    </style:style>
    <style:style style:name="P28" style:family="paragraph" style:parent-style-name="Standard" style:list-style-name="L8">
      <style:text-properties fo:font-size="12pt" fo:font-weight="normal" officeooo:rsid="001e691a" officeooo:paragraph-rsid="002ccdbc" style:font-size-asian="10.5pt" style:font-weight-asian="normal" style:font-size-complex="12pt" style:font-weight-complex="normal"/>
    </style:style>
    <style:style style:name="P29" style:family="paragraph" style:parent-style-name="Standard" style:list-style-name="L8">
      <style:text-properties fo:font-size="12pt" fo:font-weight="normal" officeooo:rsid="001e691a" officeooo:paragraph-rsid="002f0bf4" style:font-size-asian="10.5pt" style:font-weight-asian="normal" style:font-size-complex="12pt" style:font-weight-complex="normal"/>
    </style:style>
    <style:style style:name="P30" style:family="paragraph" style:parent-style-name="Standard" style:list-style-name="L8">
      <style:text-properties fo:font-size="12pt" fo:font-weight="normal" officeooo:rsid="00207590" officeooo:paragraph-rsid="00207590" style:font-size-asian="10.5pt" style:font-weight-asian="normal" style:font-size-complex="12pt" style:font-weight-complex="normal"/>
    </style:style>
    <style:style style:name="P31" style:family="paragraph" style:parent-style-name="Standard" style:list-style-name="L8">
      <style:text-properties fo:font-size="12pt" fo:font-weight="normal" officeooo:rsid="00217cab" officeooo:paragraph-rsid="00217cab" style:font-size-asian="10.5pt" style:font-weight-asian="normal" style:font-size-complex="12pt" style:font-weight-complex="normal"/>
    </style:style>
    <style:style style:name="P32" style:family="paragraph" style:parent-style-name="Standard" style:list-style-name="L8">
      <style:text-properties fo:font-size="12pt" fo:font-weight="normal" officeooo:rsid="00251eba" officeooo:paragraph-rsid="00251eba" style:font-size-asian="10.5pt" style:font-weight-asian="normal" style:font-size-complex="12pt" style:font-weight-complex="normal"/>
    </style:style>
    <style:style style:name="P33" style:family="paragraph" style:parent-style-name="Standard" style:list-style-name="L8">
      <style:text-properties fo:font-size="12pt" fo:font-weight="normal" officeooo:rsid="00262fc5" officeooo:paragraph-rsid="0028294e" style:font-size-asian="10.5pt" style:font-weight-asian="normal" style:font-size-complex="12pt" style:font-weight-complex="normal"/>
    </style:style>
    <style:style style:name="P34" style:family="paragraph" style:parent-style-name="Standard" style:list-style-name="L8">
      <style:text-properties fo:font-size="12pt" fo:font-weight="normal" officeooo:rsid="002676d8" officeooo:paragraph-rsid="002676d8" style:font-size-asian="10.5pt" style:font-weight-asian="normal" style:font-size-complex="12pt" style:font-weight-complex="normal"/>
    </style:style>
    <style:style style:name="P35" style:family="paragraph" style:parent-style-name="Standard" style:list-style-name="L8">
      <style:text-properties fo:font-size="12pt" fo:font-weight="normal" officeooo:rsid="002f0bf4" officeooo:paragraph-rsid="002f0bf4" style:font-size-asian="10.5pt" style:font-weight-asian="normal" style:font-size-complex="12pt" style:font-weight-complex="normal"/>
    </style:style>
    <style:style style:name="P36" style:family="paragraph" style:parent-style-name="Standard" style:list-style-name="L13">
      <style:text-properties officeooo:paragraph-rsid="00207590"/>
    </style:style>
    <style:style style:name="P37" style:family="paragraph" style:parent-style-name="Standard" style:list-style-name="L8">
      <style:text-properties fo:color="#dddddd" fo:font-size="12pt" fo:font-weight="normal" officeooo:rsid="00207590" officeooo:paragraph-rsid="00207590" style:font-size-asian="10.5pt" style:font-weight-asian="normal" style:font-size-complex="12pt" style:font-weight-complex="normal"/>
    </style:style>
    <style:style style:name="P38" style:family="paragraph" style:parent-style-name="Standard" style:list-style-name="L8">
      <style:text-properties fo:color="#dddddd" fo:font-size="12pt" fo:font-weight="normal" officeooo:rsid="00234767" officeooo:paragraph-rsid="00234767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break-before="page"/>
      <style:text-properties fo:font-size="22pt" fo:font-weight="bold" officeooo:rsid="0016e58c" officeooo:paragraph-rsid="0016e58c" style:font-size-asian="22pt" style:font-weight-asian="bold" style:font-size-complex="22pt" style:font-weight-complex="bold"/>
    </style:style>
    <style:style style:name="T1" style:family="text">
      <style:text-properties officeooo:rsid="000defde"/>
    </style:style>
    <style:style style:name="T2" style:family="text">
      <style:text-properties officeooo:rsid="0011f43a"/>
    </style:style>
    <style:style style:name="T3" style:family="text">
      <style:text-properties officeooo:rsid="00160f29"/>
    </style:style>
    <style:style style:name="T4" style:family="text">
      <style:text-properties officeooo:rsid="001af7c1"/>
    </style:style>
    <style:style style:name="T5" style:family="text">
      <style:text-properties officeooo:rsid="001b0bab"/>
    </style:style>
    <style:style style:name="T6" style:family="text">
      <style:text-properties officeooo:rsid="001f2e2b"/>
    </style:style>
    <style:style style:name="T7" style:family="text">
      <style:text-properties fo:font-size="12pt" fo:font-weight="normal" officeooo:rsid="001b7c4e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f0bf4" style:font-size-asian="10.5pt" style:font-weight-asian="normal" style:font-size-complex="12pt" style:font-weight-complex="normal"/>
    </style:style>
    <style:style style:name="T9" style:family="text">
      <style:text-properties officeooo:rsid="0026848d"/>
    </style:style>
    <style:style style:name="T10" style:family="text">
      <style:text-properties officeooo:rsid="002d3c67"/>
    </style:style>
    <style:style style:name="T11" style:family="text">
      <style:text-properties officeooo:rsid="002d90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Anwesenheit</text:p>
      <text:list xml:id="list2677712998069658688" text:style-name="L1">
        <text:list-item>
          <text:p text:style-name="P3">Marcel</text:p>
        </text:list-item>
        <text:list-item>
          <text:p text:style-name="P3">Tilman</text:p>
        </text:list-item>
        <text:list-item>
          <text:p text:style-name="P4">Paul</text:p>
        </text:list-item>
        <text:list-item>
          <text:p text:style-name="P3">Stephen</text:p>
        </text:list-item>
        <text:list-item>
          <text:p text:style-name="P3">Philip</text:p>
        </text:list-item>
      </text:list>
      <text:p text:style-name="P1"/>
      <text:p text:style-name="P2">Stand der Dinge</text:p>
      <text:list xml:id="list8929647091415276892" text:style-name="L2">
        <text:list-item>
          <text:p text:style-name="P5">Marcel</text:p>
          <text:list>
            <text:list-item>
              <text:p text:style-name="P5">Antrag fertig</text:p>
            </text:list-item>
            <text:list-item>
              <text:p text:style-name="P5">Boysen Projekt zu „Katalyse“</text:p>
            </text:list-item>
            <text:list-item>
              <text:p text:style-name="P5">DSMC Super Sampling</text:p>
            </text:list-item>
            <text:list-item>
              <text:p text:style-name="P6">Rotationsrandbedingung</text:p>
            </text:list-item>
            <text:list-item>
              <text:p text:style-name="P7">Polyatomar</text:p>
            </text:list-item>
          </text:list>
        </text:list-item>
        <text:list-item>
          <text:p text:style-name="P7">Paul</text:p>
          <text:list>
            <text:list-item>
              <text:p text:style-name="P8">Polyatomar (Masterarbeit Reschke)</text:p>
            </text:list-item>
            <text:list-item>
              <text:p text:style-name="P8">SSDW</text:p>
            </text:list-item>
          </text:list>
        </text:list-item>
        <text:list-item>
          <text:p text:style-name="P8">Philip</text:p>
          <text:list>
            <text:list-item>
              <text:p text:style-name="P8">PICASSO Umzug</text:p>
            </text:list-item>
            <text:list-item>
              <text:p text:style-name="P8">Paper CurvedTracking</text:p>
            </text:list-item>
            <text:list-item>
              <text:p text:style-name="P8">ElektronenOptik <text:span text:style-name="T1">(Tilman, Marcel, CAD)</text:span></text:p>
            </text:list-item>
            <text:list-item>
              <text:p text:style-name="P9">Mortar umziehen <text:s/><text:span text:style-name="T2">(Student)</text:span></text:p>
            </text:list-item>
          </text:list>
        </text:list-item>
        <text:list-item>
          <text:p text:style-name="P10">Stephen</text:p>
          <text:list>
            <text:list-item>
              <text:p text:style-name="P11">Paper PML</text:p>
            </text:list-item>
            <text:list-item>
              <text:p text:style-name="P11">Curved Shape-Function</text:p>
            </text:list-item>
            <text:list-item>
              <text:p text:style-name="P11">Laser-Plasma</text:p>
            </text:list-item>
          </text:list>
        </text:list-item>
        <text:list-item>
          <text:p text:style-name="P11">Tilman</text:p>
          <text:list>
            <text:list-item>
              <text:p text:style-name="P12">Parameterstudie zu Poti und hohe therm. Geschwindigkeit</text:p>
            </text:list-item>
            <text:list-item>
              <text:p text:style-name="P13">Plasma <text:span text:style-name="T3">Sheath</text:span></text:p>
            </text:list-item>
          </text:list>
        </text:list-item>
      </text:list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9">Zollernblick</text:p>
      <text:p text:style-name="P18"/>
      <text:list xml:id="list6059810793183917186" text:style-name="L5">
        <text:list-item>
          <text:p text:style-name="P19"><text:span text:style-name="T5">5-9. Oktober</text:span>: <text:span text:style-name="T4">Paul, Philip, Stephen, Tilman, Marcel</text:span></text:p>
        </text:list-item>
      </text:list>
      <text:p text:style-name="P20"/>
      <text:p text:style-name="P21">Themen</text:p>
      <text:list xml:id="list1295979678315280595" text:style-name="L13">
        <text:list-item>
          <text:p text:style-name="P36"><text:span text:style-name="T8">Änderungen an/mit HOPR</text:span><text:span text:style-name="T7">:</text:span></text:p>
        </text:list-item>
      </text:list>
      <text:list xml:id="list5820552782016249638" text:style-name="L8">
        <text:list-item>
          <text:list>
            <text:list-item>
              <text:p text:style-name="P22">Mortar, Hanging Node Input <text:span text:style-name="T10">für</text:span> HOPR</text:p>
            </text:list-item>
            <text:list-item>
              <text:p text:style-name="P22">SnappyHexMesh: anpassen an HOPR</text:p>
            </text:list-item>
          </text:list>
        </text:list-item>
        <text:list-item>
          <text:p text:style-name="P22">Dynamic Load-Balance</text:p>
          <text:list>
            <text:list-item>
              <text:p text:style-name="P25">Gewichte Anpassen und Restart während der Rechnung</text:p>
            </text:list-item>
          </text:list>
        </text:list-item>
        <text:list-item>
          <text:p text:style-name="P26">MPI-Parallelisierung mit Shared Memory, MPI-3.0</text:p>
        </text:list-item>
        <text:list-item>
          <text:p text:style-name="P27">MR<text:span text:style-name="T6"> in Boltzplatz</text:span></text:p>
          <text:list>
            <text:list-item>
              <text:p text:style-name="P28">Mortar <text:span text:style-name="T11">(Flexi: MkUltra und nur NS)</text:span></text:p>
            </text:list-item>
            <text:list-item>
              <text:p text:style-name="P29">Partikel auf Hanging Nodes</text:p>
            </text:list-item>
            <text:list-item>
              <text:p text:style-name="P35">p4est</text:p>
            </text:list-item>
          </text:list>
        </text:list-item>
        <text:list-item>
          <text:p text:style-name="P37">Navier-Stokes mit Teilchen (CD)</text:p>
        </text:list-item>
        <text:list-item>
          <text:p text:style-name="P31">Space-Filling Curve ersetzt BGM</text:p>
        </text:list-item>
        <text:list-item>
          <text:p text:style-name="P38">Reaktive NS Strömung</text:p>
        </text:list-item>
        <text:list-item>
          <text:p text:style-name="P33">DSMC</text:p>
          <text:list>
            <text:list-item>
              <text:p text:style-name="P33"><text:span text:style-name="T9">neue Modelle: z.B. GSS, usw.</text:span></text:p>
            </text:list-item>
          </text:list>
        </text:list-item>
        <text:list-item>
          <text:p text:style-name="P34">Fokker-Planck umziehen</text:p>
        </text:list-item>
        <text:list-item>
          <text:p text:style-name="P32">CG-Löser 3D</text:p>
        </text:list-item>
        <text:list-item>
          <text:p text:style-name="P32">HDG-Löser 3D</text:p>
          <text:list>
            <text:list-header>
              <text:p text:style-name="P30"/>
            </text:list-header>
          </text:list>
        </text:list-item>
      </text:list>
      <text:p text:style-name="P23"/>
      <text:list xml:id="list7033674005158480230" text:style-name="L12">
        <text:list-header>
          <text:p text:style-name="P24"/>
        </text:list-header>
      </text:list>
      <text:list xml:id="list1994095183287484679" text:style-name="L3">
        <text:list-header>
          <text:p text:style-name="P17"/>
        </text:list-header>
      </text:list>
      <text:p text:style-name="P16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2T10:03:08.664292591</meta:creation-date>
    <meta:generator>LibreOffice/4.3.7.2$Linux_X86_64 LibreOffice_project/430m0$Build-2</meta:generator>
    <dc:date>2015-07-22T11:48:57.497814695</dc:date>
    <meta:editing-duration>PT1H28M55S</meta:editing-duration>
    <meta:editing-cycles>41</meta:editing-cycles>
    <meta:document-statistic meta:table-count="0" meta:image-count="0" meta:object-count="0" meta:page-count="2" meta:paragraph-count="51" meta:word-count="174" meta:character-count="983" meta:non-whitespace-character-count="903"/>
  </office:meta>
</office:document-meta>
</file>